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svg="urn:oasis:names:tc:opendocument:xmlns:svg-compatible:1.0" xmlns:number="urn:oasis:names:tc:opendocument:xmlns:datastyle:1.0" xmlns:of="urn:oasis:names:tc:opendocument:xmlns:of: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svg="urn:oasis:names:tc:opendocument:xmlns:svg-compatible:1.0" xmlns:number="urn:oasis:names:tc:opendocument:xmlns:datastyle:1.0" xmlns:of="urn:oasis:names:tc:opendocument:xmlns:of:1.2" office:version="1.2">
  <office:automatic-styles/>
  <office:body>
    <office:spreadsheet>
      <table:table table:name="DataSheet">
        <table:table-row>
          <table:table-cell office:value-type="string">
            <text:p>utility_component_temp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ftl</text:p>
          </table:table-cell>
          <table:table-cell office:value-type="string">
            <text:p>ship_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i_weight</text:p>
          </table:table-cell>
          <table:table-cell office:value-type="string">
            <text:p/>
          </table:table-cell>
          <table:table-cell office:value-type="string">
            <text:p>size_restriction</text:p>
          </table:table-cell>
          <table:table-cell office:value-type="string">
            <text:p>prerequisites</text:p>
          </table:table-cell>
          <table:table-cell office:value-type="string">
            <text:p>component_set</text:p>
          </table:table-cell>
          <table:table-cell office:value-type="string">
            <text:p>upgrades_to</text:p>
          </table:table-cell>
          <table:table-cell office:value-type="string">
            <text:p>class_restriction</text:p>
          </table:table-cell>
          <table:table-cell office:value-type="string">
            <text:p>hidden</text:p>
          </table:table-cell>
          <table:table-cell office:value-type="string">
            <text:p>valid_for_countr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hip_ftl_warp_range_mult</text:p>
          </table:table-cell>
          <table:table-cell office:value-type="string">
            <text:p>ship_interstellar_speed_mult</text:p>
          </table:table-cell>
          <table:table-cell office:value-type="string">
            <text:p>ship_winddown_mult</text:p>
          </table:table-cell>
          <table:table-cell office:value-type="string">
            <text:p>ship_windup_mult</text:p>
          </table:table-cell>
          <table:table-cell office:value-type="string">
            <text:p>ship_emergency_ftl_mult</text:p>
          </table:table-cell>
          <table:table-cell office:value-type="string">
            <text:p>ship_ftl_jumpdrive_range_mult</text:p>
          </table:table-cell>
          <table:table-cell office:value-type="string">
            <text:p>factor</text:p>
          </table:table-cell>
          <table:table-cell office:value-type="string">
            <text:p>weig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office:value-type="string">
            <text:p>NOT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technology</text:p>
          </table:table-cell>
          <table:table-cell office:value-type="string">
            <text:p>is_country_type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WARP_DRIVE_1"</text:p>
          </table:table-cell>
          <table:table-cell office:value-type="string">
            <text:p>aux</text:p>
          </table:table-cell>
          <table:table-cell office:value-type="string">
            <text:p>"GFX_ship_part_warp_drive_1"</text:p>
          </table:table-cell>
          <table:table-cell office:value-type="string">
            <text:p>1</text:p>
          </table:table-cell>
          <table:table-cell office:value-type="string">
            <text:p>-5</text:p>
          </table:table-cell>
          <table:table-cell office:value-type="string">
            <text:p>5</text:p>
          </table:table-cell>
          <table:table-cell office:value-type="string">
            <text:p>warp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{ corvette }</text:p>
          </table:table-cell>
          <table:table-cell office:value-type="string">
            <text:p>{ "tech_warp_drive_1" }</text:p>
          </table:table-cell>
          <table:table-cell office:value-type="string">
            <text:p>"ftl_components"</text:p>
          </table:table-cell>
          <table:table-cell office:value-type="string">
            <text:p>"CORVETTE_WARP_DRIVE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HYPER_DRIVE_1"</text:p>
          </table:table-cell>
          <table:table-cell office:value-type="string">
            <text:p>aux</text:p>
          </table:table-cell>
          <table:table-cell office:value-type="string">
            <text:p>"GFX_ship_part_hyper_drive_1"</text:p>
          </table:table-cell>
          <table:table-cell office:value-type="string">
            <text:p>1</text:p>
          </table:table-cell>
          <table:table-cell office:value-type="string">
            <text:p>-5</text:p>
          </table:table-cell>
          <table:table-cell office:value-type="string">
            <text:p>5</text:p>
          </table:table-cell>
          <table:table-cell office:value-type="string">
            <text:p>hyperdrive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{ corvette }</text:p>
          </table:table-cell>
          <table:table-cell office:value-type="string">
            <text:p>{ "tech_hyper_drive_1" }</text:p>
          </table:table-cell>
          <table:table-cell office:value-type="string">
            <text:p>"ftl_components"</text:p>
          </table:table-cell>
          <table:table-cell office:value-type="string">
            <text:p>"CORVETTE_HYPER_DRIVE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WORMHOLE_MODULATOR_1"</text:p>
          </table:table-cell>
          <table:table-cell office:value-type="string">
            <text:p>aux</text:p>
          </table:table-cell>
          <table:table-cell office:value-type="string">
            <text:p>"GFX_ship_part_wormhole_modulator_1"</text:p>
          </table:table-cell>
          <table:table-cell office:value-type="string">
            <text:p>1</text:p>
          </table:table-cell>
          <table:table-cell office:value-type="string">
            <text:p>-5</text:p>
          </table:table-cell>
          <table:table-cell office:value-type="string">
            <text:p>5</text:p>
          </table:table-cell>
          <table:table-cell office:value-type="string">
            <text:p>wormho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{ corvette }</text:p>
          </table:table-cell>
          <table:table-cell office:value-type="string">
            <text:p>{ "tech_wormhole_generation_1" }</text:p>
          </table:table-cell>
          <table:table-cell office:value-type="string">
            <text:p>"ftl_components"</text:p>
          </table:table-cell>
          <table:table-cell office:value-type="string">
            <text:p>"CORVETTE_WORMHOLE_MODULATOR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WARP_DRIVE_2"</text:p>
          </table:table-cell>
          <table:table-cell office:value-type="string">
            <text:p>aux</text:p>
          </table:table-cell>
          <table:table-cell office:value-type="string">
            <text:p>"GFX_ship_part_warp_drive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warp</text:p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-0.33</text:p>
          </table:table-cell>
          <table:table-cell office:value-type="string">
            <text:p>-0.15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corvette }</text:p>
          </table:table-cell>
          <table:table-cell office:value-type="string">
            <text:p>{ "tech_warp_drive_2" }</text:p>
          </table:table-cell>
          <table:table-cell office:value-type="string">
            <text:p>"ftl_components"</text:p>
          </table:table-cell>
          <table:table-cell office:value-type="string">
            <text:p>"CORVETTE_WARP_DRIVE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HYPER_DRIVE_2"</text:p>
          </table:table-cell>
          <table:table-cell office:value-type="string">
            <text:p>aux</text:p>
          </table:table-cell>
          <table:table-cell office:value-type="string">
            <text:p>"GFX_ship_part_hyper_drive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hyperdrive</text:p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-0.33</text:p>
          </table:table-cell>
          <table:table-cell office:value-type="string">
            <text:p>0</text:p>
          </table:table-cell>
          <table:table-cell office:value-type="string">
            <text:p>-0.25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corvette }</text:p>
          </table:table-cell>
          <table:table-cell office:value-type="string">
            <text:p>{ "tech_hyper_drive_2" }</text:p>
          </table:table-cell>
          <table:table-cell office:value-type="string">
            <text:p>"ftl_components"</text:p>
          </table:table-cell>
          <table:table-cell office:value-type="string">
            <text:p>"CORVETTE_HYPER_DRIVE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WORMHOLE_MODULATOR_2"</text:p>
          </table:table-cell>
          <table:table-cell office:value-type="string">
            <text:p>aux</text:p>
          </table:table-cell>
          <table:table-cell office:value-type="string">
            <text:p>"GFX_ship_part_wormhole_modulator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wormho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3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corvette }</text:p>
          </table:table-cell>
          <table:table-cell office:value-type="string">
            <text:p>{ "tech_wormhole_generation_2" }</text:p>
          </table:table-cell>
          <table:table-cell office:value-type="string">
            <text:p>"ftl_components"</text:p>
          </table:table-cell>
          <table:table-cell office:value-type="string">
            <text:p>"CORVETTE_WORMHOLE_MODULATOR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WARP_DRIVE_3"</text:p>
          </table:table-cell>
          <table:table-cell office:value-type="string">
            <text:p>aux</text:p>
          </table:table-cell>
          <table:table-cell office:value-type="string">
            <text:p>"GFX_ship_part_warp_drive_3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15</text:p>
          </table:table-cell>
          <table:table-cell office:value-type="string">
            <text:p>warp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0.5</text:p>
          </table:table-cell>
          <table:table-cell office:value-type="string">
            <text:p>-0.3</text:p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>{ corvette }</text:p>
          </table:table-cell>
          <table:table-cell office:value-type="string">
            <text:p>{ "tech_warp_drive_3" }</text:p>
          </table:table-cell>
          <table:table-cell office:value-type="string">
            <text:p>"ftl_components"</text:p>
          </table:table-cell>
          <table:table-cell office:value-type="string">
            <text:p>"CORVETTE_JUMP_DRIVE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HYPER_DRIVE_3"</text:p>
          </table:table-cell>
          <table:table-cell office:value-type="string">
            <text:p>aux</text:p>
          </table:table-cell>
          <table:table-cell office:value-type="string">
            <text:p>"GFX_ship_part_hyper_drive_3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15</text:p>
          </table:table-cell>
          <table:table-cell office:value-type="string">
            <text:p>hyperdrive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-0.66</text:p>
          </table:table-cell>
          <table:table-cell office:value-type="string">
            <text:p>0</text:p>
          </table:table-cell>
          <table:table-cell office:value-type="string">
            <text:p>-0.5</text:p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>{ corvette }</text:p>
          </table:table-cell>
          <table:table-cell office:value-type="string">
            <text:p>{ "tech_hyper_drive_3" }</text:p>
          </table:table-cell>
          <table:table-cell office:value-type="string">
            <text:p>"ftl_components"</text:p>
          </table:table-cell>
          <table:table-cell office:value-type="string">
            <text:p>"CORVETTE_JUMP_DRIVE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WORMHOLE_MODULATOR_3"</text:p>
          </table:table-cell>
          <table:table-cell office:value-type="string">
            <text:p>aux</text:p>
          </table:table-cell>
          <table:table-cell office:value-type="string">
            <text:p>"GFX_ship_part_wormhole_modulator_3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15</text:p>
          </table:table-cell>
          <table:table-cell office:value-type="string">
            <text:p>wormho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66</text:p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>{ corvette }</text:p>
          </table:table-cell>
          <table:table-cell office:value-type="string">
            <text:p>{ "tech_wormhole_generation_3" }</text:p>
          </table:table-cell>
          <table:table-cell office:value-type="string">
            <text:p>"ftl_components"</text:p>
          </table:table-cell>
          <table:table-cell office:value-type="string">
            <text:p>"CORVETTE_JUMP_DRIVE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JUMP_DRIVE_1"</text:p>
          </table:table-cell>
          <table:table-cell office:value-type="string">
            <text:p>aux</text:p>
          </table:table-cell>
          <table:table-cell office:value-type="string">
            <text:p>"GFX_ship_part_jump_drive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jumpdr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00</text:p>
          </table:table-cell>
          <table:table-cell office:value-type="string">
            <text:p/>
          </table:table-cell>
          <table:table-cell office:value-type="string">
            <text:p>{ corvette }</text:p>
          </table:table-cell>
          <table:table-cell office:value-type="string">
            <text:p>{ "tech_jump_drive_1" }</text:p>
          </table:table-cell>
          <table:table-cell office:value-type="string">
            <text:p>"ftl_components"</text:p>
          </table:table-cell>
          <table:table-cell office:value-type="string">
            <text:p>"CORVETTE_JUMP_DRIVE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JUMP_DRIVE_2"</text:p>
          </table:table-cell>
          <table:table-cell office:value-type="string">
            <text:p>aux</text:p>
          </table:table-cell>
          <table:table-cell office:value-type="string">
            <text:p>"GFX_ship_part_jump_drive_2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25</text:p>
          </table:table-cell>
          <table:table-cell office:value-type="string">
            <text:p>jumpdr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33</text:p>
          </table:table-cell>
          <table:table-cell office:value-type="string">
            <text:p>-0.33</text:p>
          </table:table-cell>
          <table:table-cell office:value-type="string">
            <text:p>-0.33</text:p>
          </table:table-cell>
          <table:table-cell office:value-type="string">
            <text:p>0.5</text:p>
          </table:table-cell>
          <table:table-cell office:value-type="string">
            <text:p>10000</text:p>
          </table:table-cell>
          <table:table-cell office:value-type="string">
            <text:p/>
          </table:table-cell>
          <table:table-cell office:value-type="string">
            <text:p>{ corvette }</text:p>
          </table:table-cell>
          <table:table-cell office:value-type="string">
            <text:p>{ "tech_jump_drive_2" }</text:p>
          </table:table-cell>
          <table:table-cell office:value-type="string">
            <text:p>"ftl_components"</text:p>
          </table:table-cell>
          <table:table-cell office:value-type="string">
            <text:p>"CORVETTE_PSI_JUMP_DRIVE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PSI_JUMP_DRIVE_1"</text:p>
          </table:table-cell>
          <table:table-cell office:value-type="string">
            <text:p>aux</text:p>
          </table:table-cell>
          <table:table-cell office:value-type="string">
            <text:p>"GFX_ship_part_psi_jump_drive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30</text:p>
          </table:table-cell>
          <table:table-cell office:value-type="string">
            <text:p>jumpdr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5</text:p>
          </table:table-cell>
          <table:table-cell office:value-type="string">
            <text:p>-0.5</text:p>
          </table:table-cell>
          <table:table-cell office:value-type="string">
            <text:p>-0.5</text:p>
          </table:table-cell>
          <table:table-cell office:value-type="string">
            <text:p>0.75</text:p>
          </table:table-cell>
          <table:table-cell office:value-type="string">
            <text:p>100000</text:p>
          </table:table-cell>
          <table:table-cell office:value-type="string">
            <text:p/>
          </table:table-cell>
          <table:table-cell office:value-type="string">
            <text:p>{ corvette }</text:p>
          </table:table-cell>
          <table:table-cell office:value-type="string">
            <text:p>{ "tech_psi_jump_drive_1" }</text:p>
          </table:table-cell>
          <table:table-cell office:value-type="string">
            <text:p>"ftl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WARP_DRIVE_1"</text:p>
          </table:table-cell>
          <table:table-cell office:value-type="string">
            <text:p>aux</text:p>
          </table:table-cell>
          <table:table-cell office:value-type="string">
            <text:p>"GFX_ship_part_warp_drive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warp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{ destroyer small_ship_fallen_empire }</text:p>
          </table:table-cell>
          <table:table-cell office:value-type="string">
            <text:p>{ "tech_warp_drive_1" }</text:p>
          </table:table-cell>
          <table:table-cell office:value-type="string">
            <text:p>"ftl_components"</text:p>
          </table:table-cell>
          <table:table-cell office:value-type="string">
            <text:p>"DESTROYER_WARP_DRIVE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HYPER_DRIVE_1"</text:p>
          </table:table-cell>
          <table:table-cell office:value-type="string">
            <text:p>aux</text:p>
          </table:table-cell>
          <table:table-cell office:value-type="string">
            <text:p>"GFX_ship_part_hyper_drive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hyperdrive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{ destroyer small_ship_fallen_empire }</text:p>
          </table:table-cell>
          <table:table-cell office:value-type="string">
            <text:p>{ "tech_hyper_drive_1" }</text:p>
          </table:table-cell>
          <table:table-cell office:value-type="string">
            <text:p>"ftl_components"</text:p>
          </table:table-cell>
          <table:table-cell office:value-type="string">
            <text:p>"DESTROYER_HYPER_DRIVE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WORMHOLE_MODULATOR_1"</text:p>
          </table:table-cell>
          <table:table-cell office:value-type="string">
            <text:p>aux</text:p>
          </table:table-cell>
          <table:table-cell office:value-type="string">
            <text:p>"GFX_ship_part_wormhole_modulator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wormho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{ destroyer small_ship_fallen_empire }</text:p>
          </table:table-cell>
          <table:table-cell office:value-type="string">
            <text:p>{ "tech_wormhole_generation_1" }</text:p>
          </table:table-cell>
          <table:table-cell office:value-type="string">
            <text:p>"ftl_components"</text:p>
          </table:table-cell>
          <table:table-cell office:value-type="string">
            <text:p>"DESTROYER_WORMHOLE_MODULATOR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WARP_DRIVE_2"</text:p>
          </table:table-cell>
          <table:table-cell office:value-type="string">
            <text:p>aux</text:p>
          </table:table-cell>
          <table:table-cell office:value-type="string">
            <text:p>"GFX_ship_part_warp_drive_2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warp</text:p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-0.33</text:p>
          </table:table-cell>
          <table:table-cell office:value-type="string">
            <text:p>-0.15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destroyer small_ship_fallen_empire }</text:p>
          </table:table-cell>
          <table:table-cell office:value-type="string">
            <text:p>{ "tech_warp_drive_2" }</text:p>
          </table:table-cell>
          <table:table-cell office:value-type="string">
            <text:p>"ftl_components"</text:p>
          </table:table-cell>
          <table:table-cell office:value-type="string">
            <text:p>"DESTROYER_WARP_DRIVE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HYPER_DRIVE_2"</text:p>
          </table:table-cell>
          <table:table-cell office:value-type="string">
            <text:p>aux</text:p>
          </table:table-cell>
          <table:table-cell office:value-type="string">
            <text:p>"GFX_ship_part_hyper_drive_2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hyperdrive</text:p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-0.33</text:p>
          </table:table-cell>
          <table:table-cell office:value-type="string">
            <text:p>0</text:p>
          </table:table-cell>
          <table:table-cell office:value-type="string">
            <text:p>-0.25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destroyer small_ship_fallen_empire }</text:p>
          </table:table-cell>
          <table:table-cell office:value-type="string">
            <text:p>{ "tech_hyper_drive_2" }</text:p>
          </table:table-cell>
          <table:table-cell office:value-type="string">
            <text:p>"ftl_components"</text:p>
          </table:table-cell>
          <table:table-cell office:value-type="string">
            <text:p>"DESTROYER_HYPER_DRIVE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WORMHOLE_MODULATOR_2"</text:p>
          </table:table-cell>
          <table:table-cell office:value-type="string">
            <text:p>aux</text:p>
          </table:table-cell>
          <table:table-cell office:value-type="string">
            <text:p>"GFX_ship_part_wormhole_modulator_2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wormho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3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destroyer small_ship_fallen_empire }</text:p>
          </table:table-cell>
          <table:table-cell office:value-type="string">
            <text:p>{ "tech_wormhole_generation_2" }</text:p>
          </table:table-cell>
          <table:table-cell office:value-type="string">
            <text:p>"ftl_components"</text:p>
          </table:table-cell>
          <table:table-cell office:value-type="string">
            <text:p>"DESTROYER_WORMHOLE_MODULATOR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WARP_DRIVE_3"</text:p>
          </table:table-cell>
          <table:table-cell office:value-type="string">
            <text:p>aux</text:p>
          </table:table-cell>
          <table:table-cell office:value-type="string">
            <text:p>"GFX_ship_part_warp_drive_3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30</text:p>
          </table:table-cell>
          <table:table-cell office:value-type="string">
            <text:p>warp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0.5</text:p>
          </table:table-cell>
          <table:table-cell office:value-type="string">
            <text:p>-0.3</text:p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>{ destroyer small_ship_fallen_empire }</text:p>
          </table:table-cell>
          <table:table-cell office:value-type="string">
            <text:p>{ "tech_warp_drive_3" }</text:p>
          </table:table-cell>
          <table:table-cell office:value-type="string">
            <text:p>"ftl_components"</text:p>
          </table:table-cell>
          <table:table-cell office:value-type="string">
            <text:p>"DESTROYER_JUMP_DRIVE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HYPER_DRIVE_3"</text:p>
          </table:table-cell>
          <table:table-cell office:value-type="string">
            <text:p>aux</text:p>
          </table:table-cell>
          <table:table-cell office:value-type="string">
            <text:p>"GFX_ship_part_hyper_drive_3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30</text:p>
          </table:table-cell>
          <table:table-cell office:value-type="string">
            <text:p>hyperdrive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-0.66</text:p>
          </table:table-cell>
          <table:table-cell office:value-type="string">
            <text:p>0</text:p>
          </table:table-cell>
          <table:table-cell office:value-type="string">
            <text:p>-0.5</text:p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>{ destroyer small_ship_fallen_empire }</text:p>
          </table:table-cell>
          <table:table-cell office:value-type="string">
            <text:p>{ "tech_hyper_drive_3" }</text:p>
          </table:table-cell>
          <table:table-cell office:value-type="string">
            <text:p>"ftl_components"</text:p>
          </table:table-cell>
          <table:table-cell office:value-type="string">
            <text:p>"DESTROYER_JUMP_DRIVE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WORMHOLE_MODULATOR_3"</text:p>
          </table:table-cell>
          <table:table-cell office:value-type="string">
            <text:p>aux</text:p>
          </table:table-cell>
          <table:table-cell office:value-type="string">
            <text:p>"GFX_ship_part_wormhole_modulator_3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30</text:p>
          </table:table-cell>
          <table:table-cell office:value-type="string">
            <text:p>wormho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66</text:p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>{ destroyer small_ship_fallen_empire }</text:p>
          </table:table-cell>
          <table:table-cell office:value-type="string">
            <text:p>{ "tech_wormhole_generation_3" }</text:p>
          </table:table-cell>
          <table:table-cell office:value-type="string">
            <text:p>"ftl_components"</text:p>
          </table:table-cell>
          <table:table-cell office:value-type="string">
            <text:p>"DESTROYER_JUMP_DRIVE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JUMP_DRIVE_1"</text:p>
          </table:table-cell>
          <table:table-cell office:value-type="string">
            <text:p>aux</text:p>
          </table:table-cell>
          <table:table-cell office:value-type="string">
            <text:p>"GFX_ship_part_jump_drive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40</text:p>
          </table:table-cell>
          <table:table-cell office:value-type="string">
            <text:p>jumpdr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00</text:p>
          </table:table-cell>
          <table:table-cell office:value-type="string">
            <text:p/>
          </table:table-cell>
          <table:table-cell office:value-type="string">
            <text:p>{ destroyer small_ship_fallen_empire }</text:p>
          </table:table-cell>
          <table:table-cell office:value-type="string">
            <text:p>{ "tech_jump_drive_1" }</text:p>
          </table:table-cell>
          <table:table-cell office:value-type="string">
            <text:p>"ftl_components"</text:p>
          </table:table-cell>
          <table:table-cell office:value-type="string">
            <text:p>"DESTROYER_JUMP_DRIVE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JUMP_DRIVE_2"</text:p>
          </table:table-cell>
          <table:table-cell office:value-type="string">
            <text:p>aux</text:p>
          </table:table-cell>
          <table:table-cell office:value-type="string">
            <text:p>"GFX_ship_part_jump_drive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jumpdr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33</text:p>
          </table:table-cell>
          <table:table-cell office:value-type="string">
            <text:p>-0.33</text:p>
          </table:table-cell>
          <table:table-cell office:value-type="string">
            <text:p>-0.33</text:p>
          </table:table-cell>
          <table:table-cell office:value-type="string">
            <text:p>0.5</text:p>
          </table:table-cell>
          <table:table-cell office:value-type="string">
            <text:p>10000</text:p>
          </table:table-cell>
          <table:table-cell office:value-type="string">
            <text:p/>
          </table:table-cell>
          <table:table-cell office:value-type="string">
            <text:p>{ destroyer small_ship_fallen_empire }</text:p>
          </table:table-cell>
          <table:table-cell office:value-type="string">
            <text:p>{ "tech_jump_drive_2" }</text:p>
          </table:table-cell>
          <table:table-cell office:value-type="string">
            <text:p>"ftl_components"</text:p>
          </table:table-cell>
          <table:table-cell office:value-type="string">
            <text:p>"DESTROYER_PSI_JUMP_DRIVE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PSI_JUMP_DRIVE_1"</text:p>
          </table:table-cell>
          <table:table-cell office:value-type="string">
            <text:p>aux</text:p>
          </table:table-cell>
          <table:table-cell office:value-type="string">
            <text:p>"GFX_ship_part_psi_jump_drive_1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60</text:p>
          </table:table-cell>
          <table:table-cell office:value-type="string">
            <text:p>jumpdr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5</text:p>
          </table:table-cell>
          <table:table-cell office:value-type="string">
            <text:p>-0.5</text:p>
          </table:table-cell>
          <table:table-cell office:value-type="string">
            <text:p>-0.5</text:p>
          </table:table-cell>
          <table:table-cell office:value-type="string">
            <text:p>0.75</text:p>
          </table:table-cell>
          <table:table-cell office:value-type="string">
            <text:p>100000</text:p>
          </table:table-cell>
          <table:table-cell office:value-type="string">
            <text:p/>
          </table:table-cell>
          <table:table-cell office:value-type="string">
            <text:p>{ destroyer small_ship_fallen_empire }</text:p>
          </table:table-cell>
          <table:table-cell office:value-type="string">
            <text:p>{ "tech_psi_jump_drive_1" }</text:p>
          </table:table-cell>
          <table:table-cell office:value-type="string">
            <text:p>"ftl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WARP_DRIVE_1"</text:p>
          </table:table-cell>
          <table:table-cell office:value-type="string">
            <text:p>aux</text:p>
          </table:table-cell>
          <table:table-cell office:value-type="string">
            <text:p>"GFX_ship_part_warp_drive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warp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{ cruiser }</text:p>
          </table:table-cell>
          <table:table-cell office:value-type="string">
            <text:p>{ "tech_warp_drive_1" }</text:p>
          </table:table-cell>
          <table:table-cell office:value-type="string">
            <text:p>"ftl_components"</text:p>
          </table:table-cell>
          <table:table-cell office:value-type="string">
            <text:p>"CRUISER_WARP_DRIVE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HYPER_DRIVE_1"</text:p>
          </table:table-cell>
          <table:table-cell office:value-type="string">
            <text:p>aux</text:p>
          </table:table-cell>
          <table:table-cell office:value-type="string">
            <text:p>"GFX_ship_part_hyper_drive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hyperdrive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{ cruiser }</text:p>
          </table:table-cell>
          <table:table-cell office:value-type="string">
            <text:p>{ "tech_hyper_drive_1" }</text:p>
          </table:table-cell>
          <table:table-cell office:value-type="string">
            <text:p>"ftl_components"</text:p>
          </table:table-cell>
          <table:table-cell office:value-type="string">
            <text:p>"CRUISER_HYPER_DRIVE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WORMHOLE_MODULATOR_1"</text:p>
          </table:table-cell>
          <table:table-cell office:value-type="string">
            <text:p>aux</text:p>
          </table:table-cell>
          <table:table-cell office:value-type="string">
            <text:p>"GFX_ship_part_wormhole_modulator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wormho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{ cruiser }</text:p>
          </table:table-cell>
          <table:table-cell office:value-type="string">
            <text:p>{ "tech_wormhole_generation_1" }</text:p>
          </table:table-cell>
          <table:table-cell office:value-type="string">
            <text:p>"ftl_components"</text:p>
          </table:table-cell>
          <table:table-cell office:value-type="string">
            <text:p>"CRUISER_WORMHOLE_MODULATOR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WARP_DRIVE_2"</text:p>
          </table:table-cell>
          <table:table-cell office:value-type="string">
            <text:p>aux</text:p>
          </table:table-cell>
          <table:table-cell office:value-type="string">
            <text:p>"GFX_ship_part_warp_drive_2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40</text:p>
          </table:table-cell>
          <table:table-cell office:value-type="string">
            <text:p>warp</text:p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-0.33</text:p>
          </table:table-cell>
          <table:table-cell office:value-type="string">
            <text:p>-0.15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cruiser }</text:p>
          </table:table-cell>
          <table:table-cell office:value-type="string">
            <text:p>{ "tech_warp_drive_2" }</text:p>
          </table:table-cell>
          <table:table-cell office:value-type="string">
            <text:p>"ftl_components"</text:p>
          </table:table-cell>
          <table:table-cell office:value-type="string">
            <text:p>"CRUISER_WARP_DRIVE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HYPER_DRIVE_2"</text:p>
          </table:table-cell>
          <table:table-cell office:value-type="string">
            <text:p>aux</text:p>
          </table:table-cell>
          <table:table-cell office:value-type="string">
            <text:p>"GFX_ship_part_hyper_drive_2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40</text:p>
          </table:table-cell>
          <table:table-cell office:value-type="string">
            <text:p>hyperdrive</text:p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-0.33</text:p>
          </table:table-cell>
          <table:table-cell office:value-type="string">
            <text:p>0</text:p>
          </table:table-cell>
          <table:table-cell office:value-type="string">
            <text:p>-0.25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cruiser }</text:p>
          </table:table-cell>
          <table:table-cell office:value-type="string">
            <text:p>{ "tech_hyper_drive_2" }</text:p>
          </table:table-cell>
          <table:table-cell office:value-type="string">
            <text:p>"ftl_components"</text:p>
          </table:table-cell>
          <table:table-cell office:value-type="string">
            <text:p>"CRUISER_HYPER_DRIVE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WORMHOLE_MODULATOR_2"</text:p>
          </table:table-cell>
          <table:table-cell office:value-type="string">
            <text:p>aux</text:p>
          </table:table-cell>
          <table:table-cell office:value-type="string">
            <text:p>"GFX_ship_part_wormhole_modulator_2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40</text:p>
          </table:table-cell>
          <table:table-cell office:value-type="string">
            <text:p>wormho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3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cruiser }</text:p>
          </table:table-cell>
          <table:table-cell office:value-type="string">
            <text:p>{ "tech_wormhole_generation_2" }</text:p>
          </table:table-cell>
          <table:table-cell office:value-type="string">
            <text:p>"ftl_components"</text:p>
          </table:table-cell>
          <table:table-cell office:value-type="string">
            <text:p>"CRUISER_WORMHOLE_MODULATOR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WARP_DRIVE_3"</text:p>
          </table:table-cell>
          <table:table-cell office:value-type="string">
            <text:p>aux</text:p>
          </table:table-cell>
          <table:table-cell office:value-type="string">
            <text:p>"GFX_ship_part_warp_drive_3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60</text:p>
          </table:table-cell>
          <table:table-cell office:value-type="string">
            <text:p>warp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0.5</text:p>
          </table:table-cell>
          <table:table-cell office:value-type="string">
            <text:p>-0.3</text:p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>{ cruiser }</text:p>
          </table:table-cell>
          <table:table-cell office:value-type="string">
            <text:p>{ "tech_warp_drive_3" }</text:p>
          </table:table-cell>
          <table:table-cell office:value-type="string">
            <text:p>"ftl_components"</text:p>
          </table:table-cell>
          <table:table-cell office:value-type="string">
            <text:p>"CRUISER_JUMP_DRIVE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HYPER_DRIVE_3"</text:p>
          </table:table-cell>
          <table:table-cell office:value-type="string">
            <text:p>aux</text:p>
          </table:table-cell>
          <table:table-cell office:value-type="string">
            <text:p>"GFX_ship_part_hyper_drive_3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60</text:p>
          </table:table-cell>
          <table:table-cell office:value-type="string">
            <text:p>hyperdrive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-0.66</text:p>
          </table:table-cell>
          <table:table-cell office:value-type="string">
            <text:p>0</text:p>
          </table:table-cell>
          <table:table-cell office:value-type="string">
            <text:p>-0.5</text:p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>{ cruiser }</text:p>
          </table:table-cell>
          <table:table-cell office:value-type="string">
            <text:p>{ "tech_hyper_drive_3" }</text:p>
          </table:table-cell>
          <table:table-cell office:value-type="string">
            <text:p>"ftl_components"</text:p>
          </table:table-cell>
          <table:table-cell office:value-type="string">
            <text:p>"CRUISER_JUMP_DRIVE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WORMHOLE_MODULATOR_3"</text:p>
          </table:table-cell>
          <table:table-cell office:value-type="string">
            <text:p>aux</text:p>
          </table:table-cell>
          <table:table-cell office:value-type="string">
            <text:p>"GFX_ship_part_wormhole_modulator_3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60</text:p>
          </table:table-cell>
          <table:table-cell office:value-type="string">
            <text:p>wormho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66</text:p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>{ cruiser }</text:p>
          </table:table-cell>
          <table:table-cell office:value-type="string">
            <text:p>{ "tech_wormhole_generation_3" }</text:p>
          </table:table-cell>
          <table:table-cell office:value-type="string">
            <text:p>"ftl_components"</text:p>
          </table:table-cell>
          <table:table-cell office:value-type="string">
            <text:p>"CRUISER_JUMP_DRIVE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JUMP_DRIVE_1"</text:p>
          </table:table-cell>
          <table:table-cell office:value-type="string">
            <text:p>aux</text:p>
          </table:table-cell>
          <table:table-cell office:value-type="string">
            <text:p>"GFX_ship_part_jump_drive_1"</text:p>
          </table:table-cell>
          <table:table-cell office:value-type="string">
            <text:p>1</text:p>
          </table:table-cell>
          <table:table-cell office:value-type="string">
            <text:p>-80</text:p>
          </table:table-cell>
          <table:table-cell office:value-type="string">
            <text:p>80</text:p>
          </table:table-cell>
          <table:table-cell office:value-type="string">
            <text:p>jumpdr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00</text:p>
          </table:table-cell>
          <table:table-cell office:value-type="string">
            <text:p/>
          </table:table-cell>
          <table:table-cell office:value-type="string">
            <text:p>{ cruiser }</text:p>
          </table:table-cell>
          <table:table-cell office:value-type="string">
            <text:p>{ "tech_jump_drive_1" }</text:p>
          </table:table-cell>
          <table:table-cell office:value-type="string">
            <text:p>"ftl_components"</text:p>
          </table:table-cell>
          <table:table-cell office:value-type="string">
            <text:p>"CRUISER_JUMP_DRIVE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JUMP_DRIVE_2"</text:p>
          </table:table-cell>
          <table:table-cell office:value-type="string">
            <text:p>aux</text:p>
          </table:table-cell>
          <table:table-cell office:value-type="string">
            <text:p>"GFX_ship_part_jump_drive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jumpdr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33</text:p>
          </table:table-cell>
          <table:table-cell office:value-type="string">
            <text:p>-0.33</text:p>
          </table:table-cell>
          <table:table-cell office:value-type="string">
            <text:p>-0.33</text:p>
          </table:table-cell>
          <table:table-cell office:value-type="string">
            <text:p>0.5</text:p>
          </table:table-cell>
          <table:table-cell office:value-type="string">
            <text:p>10000</text:p>
          </table:table-cell>
          <table:table-cell office:value-type="string">
            <text:p/>
          </table:table-cell>
          <table:table-cell office:value-type="string">
            <text:p>{ cruiser }</text:p>
          </table:table-cell>
          <table:table-cell office:value-type="string">
            <text:p>{ "tech_jump_drive_2" }</text:p>
          </table:table-cell>
          <table:table-cell office:value-type="string">
            <text:p>"ftl_components"</text:p>
          </table:table-cell>
          <table:table-cell office:value-type="string">
            <text:p>"CRUISER_PSI_JUMP_DRIVE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PSI_JUMP_DRIVE_1"</text:p>
          </table:table-cell>
          <table:table-cell office:value-type="string">
            <text:p>aux</text:p>
          </table:table-cell>
          <table:table-cell office:value-type="string">
            <text:p>"GFX_ship_part_psi_jump_drive_1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120</text:p>
          </table:table-cell>
          <table:table-cell office:value-type="string">
            <text:p>jumpdr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5</text:p>
          </table:table-cell>
          <table:table-cell office:value-type="string">
            <text:p>-0.5</text:p>
          </table:table-cell>
          <table:table-cell office:value-type="string">
            <text:p>-0.5</text:p>
          </table:table-cell>
          <table:table-cell office:value-type="string">
            <text:p>0.75</text:p>
          </table:table-cell>
          <table:table-cell office:value-type="string">
            <text:p>100000</text:p>
          </table:table-cell>
          <table:table-cell office:value-type="string">
            <text:p/>
          </table:table-cell>
          <table:table-cell office:value-type="string">
            <text:p>{ cruiser }</text:p>
          </table:table-cell>
          <table:table-cell office:value-type="string">
            <text:p>{ "tech_psi_jump_drive_1" }</text:p>
          </table:table-cell>
          <table:table-cell office:value-type="string">
            <text:p>"ftl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WARP_DRIVE_1"</text:p>
          </table:table-cell>
          <table:table-cell office:value-type="string">
            <text:p>aux</text:p>
          </table:table-cell>
          <table:table-cell office:value-type="string">
            <text:p>"GFX_ship_part_warp_drive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40</text:p>
          </table:table-cell>
          <table:table-cell office:value-type="string">
            <text:p>warp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{ battleship large_ship_fallen_empire }</text:p>
          </table:table-cell>
          <table:table-cell office:value-type="string">
            <text:p>{ "tech_warp_drive_1" }</text:p>
          </table:table-cell>
          <table:table-cell office:value-type="string">
            <text:p>"ftl_components"</text:p>
          </table:table-cell>
          <table:table-cell office:value-type="string">
            <text:p>"BATTLESHIP_WARP_DRIVE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HYPER_DRIVE_1"</text:p>
          </table:table-cell>
          <table:table-cell office:value-type="string">
            <text:p>aux</text:p>
          </table:table-cell>
          <table:table-cell office:value-type="string">
            <text:p>"GFX_ship_part_hyper_drive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40</text:p>
          </table:table-cell>
          <table:table-cell office:value-type="string">
            <text:p>hyperdrive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{ battleship large_ship_fallen_empire }</text:p>
          </table:table-cell>
          <table:table-cell office:value-type="string">
            <text:p>{ "tech_hyper_drive_1" }</text:p>
          </table:table-cell>
          <table:table-cell office:value-type="string">
            <text:p>"ftl_components"</text:p>
          </table:table-cell>
          <table:table-cell office:value-type="string">
            <text:p>"BATTLESHIP_HYPER_DRIVE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WORMHOLE_MODULATOR_1"</text:p>
          </table:table-cell>
          <table:table-cell office:value-type="string">
            <text:p>aux</text:p>
          </table:table-cell>
          <table:table-cell office:value-type="string">
            <text:p>"GFX_ship_part_wormhole_modulator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40</text:p>
          </table:table-cell>
          <table:table-cell office:value-type="string">
            <text:p>wormho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{ battleship large_ship_fallen_empire }</text:p>
          </table:table-cell>
          <table:table-cell office:value-type="string">
            <text:p>{ "tech_wormhole_generation_1" }</text:p>
          </table:table-cell>
          <table:table-cell office:value-type="string">
            <text:p>"ftl_components"</text:p>
          </table:table-cell>
          <table:table-cell office:value-type="string">
            <text:p>"BATTLESHIP_WORMHOLE_MODULATOR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WARP_DRIVE_2"</text:p>
          </table:table-cell>
          <table:table-cell office:value-type="string">
            <text:p>aux</text:p>
          </table:table-cell>
          <table:table-cell office:value-type="string">
            <text:p>"GFX_ship_part_warp_drive_2"</text:p>
          </table:table-cell>
          <table:table-cell office:value-type="string">
            <text:p>1</text:p>
          </table:table-cell>
          <table:table-cell office:value-type="string">
            <text:p>-80</text:p>
          </table:table-cell>
          <table:table-cell office:value-type="string">
            <text:p>80</text:p>
          </table:table-cell>
          <table:table-cell office:value-type="string">
            <text:p>warp</text:p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-0.33</text:p>
          </table:table-cell>
          <table:table-cell office:value-type="string">
            <text:p>-0.15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battleship large_ship_fallen_empire }</text:p>
          </table:table-cell>
          <table:table-cell office:value-type="string">
            <text:p>{ "tech_warp_drive_2" }</text:p>
          </table:table-cell>
          <table:table-cell office:value-type="string">
            <text:p>"ftl_components"</text:p>
          </table:table-cell>
          <table:table-cell office:value-type="string">
            <text:p>"BATTLESHIP_WARP_DRIVE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HYPER_DRIVE_2"</text:p>
          </table:table-cell>
          <table:table-cell office:value-type="string">
            <text:p>aux</text:p>
          </table:table-cell>
          <table:table-cell office:value-type="string">
            <text:p>"GFX_ship_part_hyper_drive_2"</text:p>
          </table:table-cell>
          <table:table-cell office:value-type="string">
            <text:p>1</text:p>
          </table:table-cell>
          <table:table-cell office:value-type="string">
            <text:p>-80</text:p>
          </table:table-cell>
          <table:table-cell office:value-type="string">
            <text:p>80</text:p>
          </table:table-cell>
          <table:table-cell office:value-type="string">
            <text:p>hyperdrive</text:p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-0.33</text:p>
          </table:table-cell>
          <table:table-cell office:value-type="string">
            <text:p>0</text:p>
          </table:table-cell>
          <table:table-cell office:value-type="string">
            <text:p>-0.25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battleship large_ship_fallen_empire }</text:p>
          </table:table-cell>
          <table:table-cell office:value-type="string">
            <text:p>{ "tech_hyper_drive_2" }</text:p>
          </table:table-cell>
          <table:table-cell office:value-type="string">
            <text:p>"ftl_components"</text:p>
          </table:table-cell>
          <table:table-cell office:value-type="string">
            <text:p>"BATTLESHIP_HYPER_DRIVE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WORMHOLE_MODULATOR_2"</text:p>
          </table:table-cell>
          <table:table-cell office:value-type="string">
            <text:p>aux</text:p>
          </table:table-cell>
          <table:table-cell office:value-type="string">
            <text:p>"GFX_ship_part_wormhole_modulator_2"</text:p>
          </table:table-cell>
          <table:table-cell office:value-type="string">
            <text:p>1</text:p>
          </table:table-cell>
          <table:table-cell office:value-type="string">
            <text:p>-80</text:p>
          </table:table-cell>
          <table:table-cell office:value-type="string">
            <text:p>80</text:p>
          </table:table-cell>
          <table:table-cell office:value-type="string">
            <text:p>wormho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3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battleship large_ship_fallen_empire }</text:p>
          </table:table-cell>
          <table:table-cell office:value-type="string">
            <text:p>{ "tech_wormhole_generation_2" }</text:p>
          </table:table-cell>
          <table:table-cell office:value-type="string">
            <text:p>"ftl_components"</text:p>
          </table:table-cell>
          <table:table-cell office:value-type="string">
            <text:p>"BATTLESHIP_WORMHOLE_MODULATOR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WARP_DRIVE_3"</text:p>
          </table:table-cell>
          <table:table-cell office:value-type="string">
            <text:p>aux</text:p>
          </table:table-cell>
          <table:table-cell office:value-type="string">
            <text:p>"GFX_ship_part_warp_drive_3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120</text:p>
          </table:table-cell>
          <table:table-cell office:value-type="string">
            <text:p>warp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0.5</text:p>
          </table:table-cell>
          <table:table-cell office:value-type="string">
            <text:p>-0.3</text:p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>{ battleship large_ship_fallen_empire }</text:p>
          </table:table-cell>
          <table:table-cell office:value-type="string">
            <text:p>{ "tech_warp_drive_3" }</text:p>
          </table:table-cell>
          <table:table-cell office:value-type="string">
            <text:p>"ftl_components"</text:p>
          </table:table-cell>
          <table:table-cell office:value-type="string">
            <text:p>"BATTLESHIP_JUMP_DRIVE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HYPER_DRIVE_3"</text:p>
          </table:table-cell>
          <table:table-cell office:value-type="string">
            <text:p>aux</text:p>
          </table:table-cell>
          <table:table-cell office:value-type="string">
            <text:p>"GFX_ship_part_hyper_drive_3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120</text:p>
          </table:table-cell>
          <table:table-cell office:value-type="string">
            <text:p>hyperdrive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-0.66</text:p>
          </table:table-cell>
          <table:table-cell office:value-type="string">
            <text:p>0</text:p>
          </table:table-cell>
          <table:table-cell office:value-type="string">
            <text:p>-0.5</text:p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>{ battleship large_ship_fallen_empire }</text:p>
          </table:table-cell>
          <table:table-cell office:value-type="string">
            <text:p>{ "tech_hyper_drive_3" }</text:p>
          </table:table-cell>
          <table:table-cell office:value-type="string">
            <text:p>"ftl_components"</text:p>
          </table:table-cell>
          <table:table-cell office:value-type="string">
            <text:p>"BATTLESHIP_JUMP_DRIVE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WORMHOLE_MODULATOR_3"</text:p>
          </table:table-cell>
          <table:table-cell office:value-type="string">
            <text:p>aux</text:p>
          </table:table-cell>
          <table:table-cell office:value-type="string">
            <text:p>"GFX_ship_part_wormhole_modulator_3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120</text:p>
          </table:table-cell>
          <table:table-cell office:value-type="string">
            <text:p>wormho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66</text:p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>{ battleship large_ship_fallen_empire }</text:p>
          </table:table-cell>
          <table:table-cell office:value-type="string">
            <text:p>{ "tech_wormhole_generation_3" }</text:p>
          </table:table-cell>
          <table:table-cell office:value-type="string">
            <text:p>"ftl_components"</text:p>
          </table:table-cell>
          <table:table-cell office:value-type="string">
            <text:p>"BATTLESHIP_JUMP_DRIVE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JUMP_DRIVE_1"</text:p>
          </table:table-cell>
          <table:table-cell office:value-type="string">
            <text:p>aux</text:p>
          </table:table-cell>
          <table:table-cell office:value-type="string">
            <text:p>"GFX_ship_part_jump_drive_1"</text:p>
          </table:table-cell>
          <table:table-cell office:value-type="string">
            <text:p>1</text:p>
          </table:table-cell>
          <table:table-cell office:value-type="string">
            <text:p>-160</text:p>
          </table:table-cell>
          <table:table-cell office:value-type="string">
            <text:p>160</text:p>
          </table:table-cell>
          <table:table-cell office:value-type="string">
            <text:p>jumpdr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00</text:p>
          </table:table-cell>
          <table:table-cell office:value-type="string">
            <text:p/>
          </table:table-cell>
          <table:table-cell office:value-type="string">
            <text:p>{ battleship large_ship_fallen_empire }</text:p>
          </table:table-cell>
          <table:table-cell office:value-type="string">
            <text:p>{ "tech_jump_drive_1" }</text:p>
          </table:table-cell>
          <table:table-cell office:value-type="string">
            <text:p>"ftl_components"</text:p>
          </table:table-cell>
          <table:table-cell office:value-type="string">
            <text:p>"BATTLESHIP_JUMP_DRIVE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JUMP_DRIVE_2"</text:p>
          </table:table-cell>
          <table:table-cell office:value-type="string">
            <text:p>aux</text:p>
          </table:table-cell>
          <table:table-cell office:value-type="string">
            <text:p>"GFX_ship_part_jump_drive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jumpdr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33</text:p>
          </table:table-cell>
          <table:table-cell office:value-type="string">
            <text:p>-0.33</text:p>
          </table:table-cell>
          <table:table-cell office:value-type="string">
            <text:p>-0.33</text:p>
          </table:table-cell>
          <table:table-cell office:value-type="string">
            <text:p>0.5</text:p>
          </table:table-cell>
          <table:table-cell office:value-type="string">
            <text:p>10000</text:p>
          </table:table-cell>
          <table:table-cell office:value-type="string">
            <text:p/>
          </table:table-cell>
          <table:table-cell office:value-type="string">
            <text:p>{ battleship large_ship_fallen_empire }</text:p>
          </table:table-cell>
          <table:table-cell office:value-type="string">
            <text:p>{ "tech_jump_drive_2" }</text:p>
          </table:table-cell>
          <table:table-cell office:value-type="string">
            <text:p>"ftl_components"</text:p>
          </table:table-cell>
          <table:table-cell office:value-type="string">
            <text:p>"BATTLESHIP_PSI_JUMP_DRIVE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PSI_JUMP_DRIVE_1"</text:p>
          </table:table-cell>
          <table:table-cell office:value-type="string">
            <text:p>aux</text:p>
          </table:table-cell>
          <table:table-cell office:value-type="string">
            <text:p>"GFX_ship_part_psi_jump_drive_1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240</text:p>
          </table:table-cell>
          <table:table-cell office:value-type="string">
            <text:p>jumpdr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5</text:p>
          </table:table-cell>
          <table:table-cell office:value-type="string">
            <text:p>-0.5</text:p>
          </table:table-cell>
          <table:table-cell office:value-type="string">
            <text:p>-0.5</text:p>
          </table:table-cell>
          <table:table-cell office:value-type="string">
            <text:p>0.75</text:p>
          </table:table-cell>
          <table:table-cell office:value-type="string">
            <text:p>100000</text:p>
          </table:table-cell>
          <table:table-cell office:value-type="string">
            <text:p/>
          </table:table-cell>
          <table:table-cell office:value-type="string">
            <text:p>{ battleship large_ship_fallen_empire }</text:p>
          </table:table-cell>
          <table:table-cell office:value-type="string">
            <text:p>{ "tech_psi_jump_drive_1" }</text:p>
          </table:table-cell>
          <table:table-cell office:value-type="string">
            <text:p>"ftl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WARP_DRIVE_1"</text:p>
          </table:table-cell>
          <table:table-cell office:value-type="string">
            <text:p>aux</text:p>
          </table:table-cell>
          <table:table-cell office:value-type="string">
            <text:p>"GFX_ship_part_warp_drive_1"</text:p>
          </table:table-cell>
          <table:table-cell office:value-type="string">
            <text:p>1</text:p>
          </table:table-cell>
          <table:table-cell office:value-type="string">
            <text:p>-80</text:p>
          </table:table-cell>
          <table:table-cell office:value-type="string">
            <text:p>80</text:p>
          </table:table-cell>
          <table:table-cell office:value-type="string">
            <text:p>warp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{ dreadnought juggernaut }</text:p>
          </table:table-cell>
          <table:table-cell office:value-type="string">
            <text:p>{ "tech_warp_drive_1" }</text:p>
          </table:table-cell>
          <table:table-cell office:value-type="string">
            <text:p>"ftl_components"</text:p>
          </table:table-cell>
          <table:table-cell office:value-type="string">
            <text:p>"DREADNOUGHT_WARP_DRIVE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HYPER_DRIVE_1"</text:p>
          </table:table-cell>
          <table:table-cell office:value-type="string">
            <text:p>aux</text:p>
          </table:table-cell>
          <table:table-cell office:value-type="string">
            <text:p>"GFX_ship_part_hyper_drive_1"</text:p>
          </table:table-cell>
          <table:table-cell office:value-type="string">
            <text:p>1</text:p>
          </table:table-cell>
          <table:table-cell office:value-type="string">
            <text:p>-80</text:p>
          </table:table-cell>
          <table:table-cell office:value-type="string">
            <text:p>80</text:p>
          </table:table-cell>
          <table:table-cell office:value-type="string">
            <text:p>hyperdrive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{ dreadnought juggernaut }</text:p>
          </table:table-cell>
          <table:table-cell office:value-type="string">
            <text:p>{ "tech_hyper_drive_1" }</text:p>
          </table:table-cell>
          <table:table-cell office:value-type="string">
            <text:p>"ftl_components"</text:p>
          </table:table-cell>
          <table:table-cell office:value-type="string">
            <text:p>"DREADNOUGHT_HYPER_DRIVE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WORMHOLE_MODULATOR_1"</text:p>
          </table:table-cell>
          <table:table-cell office:value-type="string">
            <text:p>aux</text:p>
          </table:table-cell>
          <table:table-cell office:value-type="string">
            <text:p>"GFX_ship_part_wormhole_modulator_1"</text:p>
          </table:table-cell>
          <table:table-cell office:value-type="string">
            <text:p>1</text:p>
          </table:table-cell>
          <table:table-cell office:value-type="string">
            <text:p>-80</text:p>
          </table:table-cell>
          <table:table-cell office:value-type="string">
            <text:p>80</text:p>
          </table:table-cell>
          <table:table-cell office:value-type="string">
            <text:p>wormho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{ dreadnought juggernaut }</text:p>
          </table:table-cell>
          <table:table-cell office:value-type="string">
            <text:p>{ "tech_wormhole_generation_1" }</text:p>
          </table:table-cell>
          <table:table-cell office:value-type="string">
            <text:p>"ftl_components"</text:p>
          </table:table-cell>
          <table:table-cell office:value-type="string">
            <text:p>"DREADNOUGHT_WORMHOLE_MODULATOR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WARP_DRIVE_2"</text:p>
          </table:table-cell>
          <table:table-cell office:value-type="string">
            <text:p>aux</text:p>
          </table:table-cell>
          <table:table-cell office:value-type="string">
            <text:p>"GFX_ship_part_warp_drive_2"</text:p>
          </table:table-cell>
          <table:table-cell office:value-type="string">
            <text:p>1</text:p>
          </table:table-cell>
          <table:table-cell office:value-type="string">
            <text:p>-160</text:p>
          </table:table-cell>
          <table:table-cell office:value-type="string">
            <text:p>160</text:p>
          </table:table-cell>
          <table:table-cell office:value-type="string">
            <text:p>warp</text:p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-0.33</text:p>
          </table:table-cell>
          <table:table-cell office:value-type="string">
            <text:p>-0.15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dreadnought juggernaut }</text:p>
          </table:table-cell>
          <table:table-cell office:value-type="string">
            <text:p>{ "tech_warp_drive_2" }</text:p>
          </table:table-cell>
          <table:table-cell office:value-type="string">
            <text:p>"ftl_components"</text:p>
          </table:table-cell>
          <table:table-cell office:value-type="string">
            <text:p>"DREADNOUGHT_WARP_DRIVE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HYPER_DRIVE_2"</text:p>
          </table:table-cell>
          <table:table-cell office:value-type="string">
            <text:p>aux</text:p>
          </table:table-cell>
          <table:table-cell office:value-type="string">
            <text:p>"GFX_ship_part_hyper_drive_2"</text:p>
          </table:table-cell>
          <table:table-cell office:value-type="string">
            <text:p>1</text:p>
          </table:table-cell>
          <table:table-cell office:value-type="string">
            <text:p>-160</text:p>
          </table:table-cell>
          <table:table-cell office:value-type="string">
            <text:p>160</text:p>
          </table:table-cell>
          <table:table-cell office:value-type="string">
            <text:p>hyperdrive</text:p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-0.33</text:p>
          </table:table-cell>
          <table:table-cell office:value-type="string">
            <text:p>0</text:p>
          </table:table-cell>
          <table:table-cell office:value-type="string">
            <text:p>-0.25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dreadnought juggernaut }</text:p>
          </table:table-cell>
          <table:table-cell office:value-type="string">
            <text:p>{ "tech_hyper_drive_2" }</text:p>
          </table:table-cell>
          <table:table-cell office:value-type="string">
            <text:p>"ftl_components"</text:p>
          </table:table-cell>
          <table:table-cell office:value-type="string">
            <text:p>"DREADNOUGHT_HYPER_DRIVE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WORMHOLE_MODULATOR_2"</text:p>
          </table:table-cell>
          <table:table-cell office:value-type="string">
            <text:p>aux</text:p>
          </table:table-cell>
          <table:table-cell office:value-type="string">
            <text:p>"GFX_ship_part_wormhole_modulator_2"</text:p>
          </table:table-cell>
          <table:table-cell office:value-type="string">
            <text:p>1</text:p>
          </table:table-cell>
          <table:table-cell office:value-type="string">
            <text:p>-160</text:p>
          </table:table-cell>
          <table:table-cell office:value-type="string">
            <text:p>160</text:p>
          </table:table-cell>
          <table:table-cell office:value-type="string">
            <text:p>wormho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3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{ dreadnought juggernaut }</text:p>
          </table:table-cell>
          <table:table-cell office:value-type="string">
            <text:p>{ "tech_wormhole_generation_2" }</text:p>
          </table:table-cell>
          <table:table-cell office:value-type="string">
            <text:p>"ftl_components"</text:p>
          </table:table-cell>
          <table:table-cell office:value-type="string">
            <text:p>"DREADNOUGHT_WORMHOLE_MODULATOR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WARP_DRIVE_3"</text:p>
          </table:table-cell>
          <table:table-cell office:value-type="string">
            <text:p>aux</text:p>
          </table:table-cell>
          <table:table-cell office:value-type="string">
            <text:p>"GFX_ship_part_warp_drive_3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240</text:p>
          </table:table-cell>
          <table:table-cell office:value-type="string">
            <text:p>warp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0.5</text:p>
          </table:table-cell>
          <table:table-cell office:value-type="string">
            <text:p>-0.3</text:p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>{ dreadnought juggernaut }</text:p>
          </table:table-cell>
          <table:table-cell office:value-type="string">
            <text:p>{ "tech_warp_drive_3" }</text:p>
          </table:table-cell>
          <table:table-cell office:value-type="string">
            <text:p>"ftl_components"</text:p>
          </table:table-cell>
          <table:table-cell office:value-type="string">
            <text:p>"DREADNOUGHT_JUMP_DRIVE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HYPER_DRIVE_3"</text:p>
          </table:table-cell>
          <table:table-cell office:value-type="string">
            <text:p>aux</text:p>
          </table:table-cell>
          <table:table-cell office:value-type="string">
            <text:p>"GFX_ship_part_hyper_drive_3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240</text:p>
          </table:table-cell>
          <table:table-cell office:value-type="string">
            <text:p>hyperdrive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-0.66</text:p>
          </table:table-cell>
          <table:table-cell office:value-type="string">
            <text:p>0</text:p>
          </table:table-cell>
          <table:table-cell office:value-type="string">
            <text:p>-0.5</text:p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>{ dreadnought juggernaut }</text:p>
          </table:table-cell>
          <table:table-cell office:value-type="string">
            <text:p>{ "tech_hyper_drive_3" }</text:p>
          </table:table-cell>
          <table:table-cell office:value-type="string">
            <text:p>"ftl_components"</text:p>
          </table:table-cell>
          <table:table-cell office:value-type="string">
            <text:p>"DREADNOUGHT_JUMP_DRIVE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WORMHOLE_MODULATOR_3"</text:p>
          </table:table-cell>
          <table:table-cell office:value-type="string">
            <text:p>aux</text:p>
          </table:table-cell>
          <table:table-cell office:value-type="string">
            <text:p>"GFX_ship_part_wormhole_modulator_3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240</text:p>
          </table:table-cell>
          <table:table-cell office:value-type="string">
            <text:p>wormho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66</text:p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>{ dreadnought juggernaut }</text:p>
          </table:table-cell>
          <table:table-cell office:value-type="string">
            <text:p>{ "tech_wormhole_generation_3" }</text:p>
          </table:table-cell>
          <table:table-cell office:value-type="string">
            <text:p>"ftl_components"</text:p>
          </table:table-cell>
          <table:table-cell office:value-type="string">
            <text:p>"DREADNOUGHT_JUMP_DRIVE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JUMP_DRIVE_1"</text:p>
          </table:table-cell>
          <table:table-cell office:value-type="string">
            <text:p>aux</text:p>
          </table:table-cell>
          <table:table-cell office:value-type="string">
            <text:p>"GFX_ship_part_jump_drive_1"</text:p>
          </table:table-cell>
          <table:table-cell office:value-type="string">
            <text:p>1</text:p>
          </table:table-cell>
          <table:table-cell office:value-type="string">
            <text:p>-320</text:p>
          </table:table-cell>
          <table:table-cell office:value-type="string">
            <text:p>320</text:p>
          </table:table-cell>
          <table:table-cell office:value-type="string">
            <text:p>jumpdr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00</text:p>
          </table:table-cell>
          <table:table-cell office:value-type="string">
            <text:p/>
          </table:table-cell>
          <table:table-cell office:value-type="string">
            <text:p>{ dreadnought juggernaut }</text:p>
          </table:table-cell>
          <table:table-cell office:value-type="string">
            <text:p>{ "tech_jump_drive_1" }</text:p>
          </table:table-cell>
          <table:table-cell office:value-type="string">
            <text:p>"ftl_components"</text:p>
          </table:table-cell>
          <table:table-cell office:value-type="string">
            <text:p>"DREADNOUGHT_JUMP_DRIVE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JUMP_DRIVE_2"</text:p>
          </table:table-cell>
          <table:table-cell office:value-type="string">
            <text:p>aux</text:p>
          </table:table-cell>
          <table:table-cell office:value-type="string">
            <text:p>"GFX_ship_part_jump_drive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jumpdr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33</text:p>
          </table:table-cell>
          <table:table-cell office:value-type="string">
            <text:p>-0.33</text:p>
          </table:table-cell>
          <table:table-cell office:value-type="string">
            <text:p>-0.33</text:p>
          </table:table-cell>
          <table:table-cell office:value-type="string">
            <text:p>0.5</text:p>
          </table:table-cell>
          <table:table-cell office:value-type="string">
            <text:p>10000</text:p>
          </table:table-cell>
          <table:table-cell office:value-type="string">
            <text:p/>
          </table:table-cell>
          <table:table-cell office:value-type="string">
            <text:p>{ dreadnought juggernaut }</text:p>
          </table:table-cell>
          <table:table-cell office:value-type="string">
            <text:p>{ "tech_jump_drive_2" }</text:p>
          </table:table-cell>
          <table:table-cell office:value-type="string">
            <text:p>"ftl_components"</text:p>
          </table:table-cell>
          <table:table-cell office:value-type="string">
            <text:p>"DREADNOUGHT_PSI_JUMP_DRIVE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PSI_JUMP_DRIVE_1"</text:p>
          </table:table-cell>
          <table:table-cell office:value-type="string">
            <text:p>aux</text:p>
          </table:table-cell>
          <table:table-cell office:value-type="string">
            <text:p>"GFX_ship_part_psi_jump_drive_1"</text:p>
          </table:table-cell>
          <table:table-cell office:value-type="string">
            <text:p>1</text:p>
          </table:table-cell>
          <table:table-cell office:value-type="string">
            <text:p>-480</text:p>
          </table:table-cell>
          <table:table-cell office:value-type="string">
            <text:p>480</text:p>
          </table:table-cell>
          <table:table-cell office:value-type="string">
            <text:p>jumpdr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5</text:p>
          </table:table-cell>
          <table:table-cell office:value-type="string">
            <text:p>-0.5</text:p>
          </table:table-cell>
          <table:table-cell office:value-type="string">
            <text:p>-0.5</text:p>
          </table:table-cell>
          <table:table-cell office:value-type="string">
            <text:p>0.75</text:p>
          </table:table-cell>
          <table:table-cell office:value-type="string">
            <text:p>100000</text:p>
          </table:table-cell>
          <table:table-cell office:value-type="string">
            <text:p/>
          </table:table-cell>
          <table:table-cell office:value-type="string">
            <text:p>{ dreadnought juggernaut }</text:p>
          </table:table-cell>
          <table:table-cell office:value-type="string">
            <text:p>{ "tech_psi_jump_drive_1" }</text:p>
          </table:table-cell>
          <table:table-cell office:value-type="string">
            <text:p>"ftl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NON_DESIGNABLE_WARP_DRIVE_1"</text:p>
          </table:table-cell>
          <table:table-cell office:value-type="string">
            <text:p>aux</text:p>
          </table:table-cell>
          <table:table-cell office:value-type="string">
            <text:p>"GFX_ship_part_warp_drive_1"</text:p>
          </table:table-cell>
          <table:table-cell office:value-type="string">
            <text:p>1</text:p>
          </table:table-cell>
          <table:table-cell office:value-type="string">
            <text:p>-5</text:p>
          </table:table-cell>
          <table:table-cell office:value-type="string">
            <text:p>5</text:p>
          </table:table-cell>
          <table:table-cell office:value-type="string">
            <text:p>warp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warp_drive_1" }</text:p>
          </table:table-cell>
          <table:table-cell office:value-type="string">
            <text:p>"ftl_components"</text:p>
          </table:table-cell>
          <table:table-cell office:value-type="string">
            <text:p>"NON_DESIGNABLE_WARP_DRIVE_2"</text:p>
          </table:table-cell>
          <table:table-cell office:value-type="string">
            <text:p>{ shipclass_colonizer shipclass_constructor shipclass_transport shipclass_science_ship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NON_DESIGNABLE_HYPER_DRIVE_1"</text:p>
          </table:table-cell>
          <table:table-cell office:value-type="string">
            <text:p>aux</text:p>
          </table:table-cell>
          <table:table-cell office:value-type="string">
            <text:p>"GFX_ship_part_hyper_drive_1"</text:p>
          </table:table-cell>
          <table:table-cell office:value-type="string">
            <text:p>1</text:p>
          </table:table-cell>
          <table:table-cell office:value-type="string">
            <text:p>-5</text:p>
          </table:table-cell>
          <table:table-cell office:value-type="string">
            <text:p>5</text:p>
          </table:table-cell>
          <table:table-cell office:value-type="string">
            <text:p>hyperdrive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hyper_drive_1" }</text:p>
          </table:table-cell>
          <table:table-cell office:value-type="string">
            <text:p>"ftl_components"</text:p>
          </table:table-cell>
          <table:table-cell office:value-type="string">
            <text:p>"NON_DESIGNABLE_HYPER_DRIVE_2"</text:p>
          </table:table-cell>
          <table:table-cell office:value-type="string">
            <text:p>{ shipclass_colonizer shipclass_constructor shipclass_transport shipclass_science_ship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NON_DESIGNABLE_WORMHOLE_MODULATOR_1"</text:p>
          </table:table-cell>
          <table:table-cell office:value-type="string">
            <text:p>aux</text:p>
          </table:table-cell>
          <table:table-cell office:value-type="string">
            <text:p>"GFX_ship_part_wormhole_modulator_1"</text:p>
          </table:table-cell>
          <table:table-cell office:value-type="string">
            <text:p>1</text:p>
          </table:table-cell>
          <table:table-cell office:value-type="string">
            <text:p>-5</text:p>
          </table:table-cell>
          <table:table-cell office:value-type="string">
            <text:p>5</text:p>
          </table:table-cell>
          <table:table-cell office:value-type="string">
            <text:p>wormho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wormhole_generation_1" }</text:p>
          </table:table-cell>
          <table:table-cell office:value-type="string">
            <text:p>"ftl_components"</text:p>
          </table:table-cell>
          <table:table-cell office:value-type="string">
            <text:p>"NON_DESIGNABLE_WORMHOLE_MODULATOR_2"</text:p>
          </table:table-cell>
          <table:table-cell office:value-type="string">
            <text:p>{ shipclass_colonizer shipclass_constructor shipclass_transport shipclass_science_ship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NON_DESIGNABLE_WARP_DRIVE_2"</text:p>
          </table:table-cell>
          <table:table-cell office:value-type="string">
            <text:p>aux</text:p>
          </table:table-cell>
          <table:table-cell office:value-type="string">
            <text:p>"GFX_ship_part_warp_drive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warp</text:p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-0.33</text:p>
          </table:table-cell>
          <table:table-cell office:value-type="string">
            <text:p>-0.15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warp_drive_2" }</text:p>
          </table:table-cell>
          <table:table-cell office:value-type="string">
            <text:p>"ftl_components"</text:p>
          </table:table-cell>
          <table:table-cell office:value-type="string">
            <text:p>"NON_DESIGNABLE_WARP_DRIVE_3"</text:p>
          </table:table-cell>
          <table:table-cell office:value-type="string">
            <text:p>{ shipclass_colonizer shipclass_constructor shipclass_transport shipclass_science_ship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NON_DESIGNABLE_HYPER_DRIVE_2"</text:p>
          </table:table-cell>
          <table:table-cell office:value-type="string">
            <text:p>aux</text:p>
          </table:table-cell>
          <table:table-cell office:value-type="string">
            <text:p>"GFX_ship_part_hyper_drive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hyperdrive</text:p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-0.33</text:p>
          </table:table-cell>
          <table:table-cell office:value-type="string">
            <text:p>0</text:p>
          </table:table-cell>
          <table:table-cell office:value-type="string">
            <text:p>-0.25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hyper_drive_2" }</text:p>
          </table:table-cell>
          <table:table-cell office:value-type="string">
            <text:p>"ftl_components"</text:p>
          </table:table-cell>
          <table:table-cell office:value-type="string">
            <text:p>"NON_DESIGNABLE_HYPER_DRIVE_3"</text:p>
          </table:table-cell>
          <table:table-cell office:value-type="string">
            <text:p>{ shipclass_colonizer shipclass_constructor shipclass_transport shipclass_science_ship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NON_DESIGNABLE_WORMHOLE_MODULATOR_2"</text:p>
          </table:table-cell>
          <table:table-cell office:value-type="string">
            <text:p>aux</text:p>
          </table:table-cell>
          <table:table-cell office:value-type="string">
            <text:p>"GFX_ship_part_wormhole_modulator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wormho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3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wormhole_generation_2" }</text:p>
          </table:table-cell>
          <table:table-cell office:value-type="string">
            <text:p>"ftl_components"</text:p>
          </table:table-cell>
          <table:table-cell office:value-type="string">
            <text:p>"NON_DESIGNABLE_WORMHOLE_MODULATOR_3"</text:p>
          </table:table-cell>
          <table:table-cell office:value-type="string">
            <text:p>{ shipclass_colonizer shipclass_constructor shipclass_transport shipclass_science_ship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NON_DESIGNABLE_WARP_DRIVE_3"</text:p>
          </table:table-cell>
          <table:table-cell office:value-type="string">
            <text:p>aux</text:p>
          </table:table-cell>
          <table:table-cell office:value-type="string">
            <text:p>"GFX_ship_part_warp_drive_3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15</text:p>
          </table:table-cell>
          <table:table-cell office:value-type="string">
            <text:p>warp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0.5</text:p>
          </table:table-cell>
          <table:table-cell office:value-type="string">
            <text:p>-0.3</text:p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warp_drive_3" }</text:p>
          </table:table-cell>
          <table:table-cell office:value-type="string">
            <text:p>"ftl_components"</text:p>
          </table:table-cell>
          <table:table-cell office:value-type="string">
            <text:p>"NON_DESIGNABLE_JUMP_DRIVE_1"</text:p>
          </table:table-cell>
          <table:table-cell office:value-type="string">
            <text:p>{ shipclass_colonizer shipclass_constructor shipclass_transport shipclass_science_ship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NON_DESIGNABLE_HYPER_DRIVE_3"</text:p>
          </table:table-cell>
          <table:table-cell office:value-type="string">
            <text:p>aux</text:p>
          </table:table-cell>
          <table:table-cell office:value-type="string">
            <text:p>"GFX_ship_part_hyper_drive_3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15</text:p>
          </table:table-cell>
          <table:table-cell office:value-type="string">
            <text:p>hyperdrive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-0.66</text:p>
          </table:table-cell>
          <table:table-cell office:value-type="string">
            <text:p>0</text:p>
          </table:table-cell>
          <table:table-cell office:value-type="string">
            <text:p>-0.5</text:p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hyper_drive_3" }</text:p>
          </table:table-cell>
          <table:table-cell office:value-type="string">
            <text:p>"ftl_components"</text:p>
          </table:table-cell>
          <table:table-cell office:value-type="string">
            <text:p>"NON_DESIGNABLE_JUMP_DRIVE_1"</text:p>
          </table:table-cell>
          <table:table-cell office:value-type="string">
            <text:p>{ shipclass_colonizer shipclass_constructor shipclass_transport shipclass_science_ship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NON_DESIGNABLE_WORMHOLE_MODULATOR_3"</text:p>
          </table:table-cell>
          <table:table-cell office:value-type="string">
            <text:p>aux</text:p>
          </table:table-cell>
          <table:table-cell office:value-type="string">
            <text:p>"GFX_ship_part_wormhole_modulator_3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15</text:p>
          </table:table-cell>
          <table:table-cell office:value-type="string">
            <text:p>wormho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66</text:p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wormhole_generation_3" }</text:p>
          </table:table-cell>
          <table:table-cell office:value-type="string">
            <text:p>"ftl_components"</text:p>
          </table:table-cell>
          <table:table-cell office:value-type="string">
            <text:p>"NON_DESIGNABLE_JUMP_DRIVE_1"</text:p>
          </table:table-cell>
          <table:table-cell office:value-type="string">
            <text:p>{ shipclass_colonizer shipclass_constructor shipclass_transport shipclass_science_ship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NON_DESIGNABLE_JUMP_DRIVE_1"</text:p>
          </table:table-cell>
          <table:table-cell office:value-type="string">
            <text:p>aux</text:p>
          </table:table-cell>
          <table:table-cell office:value-type="string">
            <text:p>"GFX_ship_part_jump_drive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jumpdr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jump_drive_1" }</text:p>
          </table:table-cell>
          <table:table-cell office:value-type="string">
            <text:p>"ftl_components"</text:p>
          </table:table-cell>
          <table:table-cell office:value-type="string">
            <text:p>"NON_DESIGNABLE_JUMP_DRIVE_2"</text:p>
          </table:table-cell>
          <table:table-cell office:value-type="string">
            <text:p>{ shipclass_colonizer shipclass_constructor shipclass_transport shipclass_science_ship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NON_DESIGNABLE_JUMP_DRIVE_2"</text:p>
          </table:table-cell>
          <table:table-cell office:value-type="string">
            <text:p>aux</text:p>
          </table:table-cell>
          <table:table-cell office:value-type="string">
            <text:p>"GFX_ship_part_jump_drive_2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25</text:p>
          </table:table-cell>
          <table:table-cell office:value-type="string">
            <text:p>jumpdr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33</text:p>
          </table:table-cell>
          <table:table-cell office:value-type="string">
            <text:p>-0.33</text:p>
          </table:table-cell>
          <table:table-cell office:value-type="string">
            <text:p>-0.33</text:p>
          </table:table-cell>
          <table:table-cell office:value-type="string">
            <text:p>0.5</text:p>
          </table:table-cell>
          <table:table-cell office:value-type="string">
            <text:p>10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jump_drive_2" }</text:p>
          </table:table-cell>
          <table:table-cell office:value-type="string">
            <text:p>"ftl_components"</text:p>
          </table:table-cell>
          <table:table-cell office:value-type="string">
            <text:p>"NON_DESIGNABLE_PSI_JUMP_DRIVE_1"</text:p>
          </table:table-cell>
          <table:table-cell office:value-type="string">
            <text:p>{ shipclass_colonizer shipclass_constructor shipclass_transport shipclass_science_ship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NON_DESIGNABLE_PSI_JUMP_DRIVE_1"</text:p>
          </table:table-cell>
          <table:table-cell office:value-type="string">
            <text:p>aux</text:p>
          </table:table-cell>
          <table:table-cell office:value-type="string">
            <text:p>"GFX_ship_part_psi_jump_drive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30</text:p>
          </table:table-cell>
          <table:table-cell office:value-type="string">
            <text:p>jumpdr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5</text:p>
          </table:table-cell>
          <table:table-cell office:value-type="string">
            <text:p>-0.5</text:p>
          </table:table-cell>
          <table:table-cell office:value-type="string">
            <text:p>-0.5</text:p>
          </table:table-cell>
          <table:table-cell office:value-type="string">
            <text:p>0.75</text:p>
          </table:table-cell>
          <table:table-cell office:value-type="string">
            <text:p>100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psi_jump_drive_1" }</text:p>
          </table:table-cell>
          <table:table-cell office:value-type="string">
            <text:p>"ftl_components"</text:p>
          </table:table-cell>
          <table:table-cell office:value-type="string">
            <text:p/>
          </table:table-cell>
          <table:table-cell office:value-type="string">
            <text:p>{ shipclass_colonizer shipclass_constructor shipclass_transport shipclass_science_ship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WARP_DRIVE_1"</text:p>
          </table:table-cell>
          <table:table-cell office:value-type="string">
            <text:p>aux</text:p>
          </table:table-cell>
          <table:table-cell office:value-type="string">
            <text:p>"GFX_ship_part_warp_drive_1"</text:p>
          </table:table-cell>
          <table:table-cell office:value-type="string">
            <text:p>1</text:p>
          </table:table-cell>
          <table:table-cell office:value-type="string">
            <text:p>-5</text:p>
          </table:table-cell>
          <table:table-cell office:value-type="string">
            <text:p>5</text:p>
          </table:table-cell>
          <table:table-cell office:value-type="string">
            <text:p>warp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ftl_components"</text:p>
          </table:table-cell>
          <table:table-cell office:value-type="string">
            <text:p>"WARP_DRIVE_2"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HYPER_DRIVE_1"</text:p>
          </table:table-cell>
          <table:table-cell office:value-type="string">
            <text:p>aux</text:p>
          </table:table-cell>
          <table:table-cell office:value-type="string">
            <text:p>"GFX_ship_part_hyper_drive_1"</text:p>
          </table:table-cell>
          <table:table-cell office:value-type="string">
            <text:p>1</text:p>
          </table:table-cell>
          <table:table-cell office:value-type="string">
            <text:p>-5</text:p>
          </table:table-cell>
          <table:table-cell office:value-type="string">
            <text:p>5</text:p>
          </table:table-cell>
          <table:table-cell office:value-type="string">
            <text:p>hyperdrive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ftl_components"</text:p>
          </table:table-cell>
          <table:table-cell office:value-type="string">
            <text:p>"HYPER_DRIVE_2"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WORMHOLE_MODULATOR_1"</text:p>
          </table:table-cell>
          <table:table-cell office:value-type="string">
            <text:p>aux</text:p>
          </table:table-cell>
          <table:table-cell office:value-type="string">
            <text:p>"GFX_ship_part_wormhole_modulator_1"</text:p>
          </table:table-cell>
          <table:table-cell office:value-type="string">
            <text:p>1</text:p>
          </table:table-cell>
          <table:table-cell office:value-type="string">
            <text:p>-5</text:p>
          </table:table-cell>
          <table:table-cell office:value-type="string">
            <text:p>5</text:p>
          </table:table-cell>
          <table:table-cell office:value-type="string">
            <text:p>wormho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ftl_components"</text:p>
          </table:table-cell>
          <table:table-cell office:value-type="string">
            <text:p>"WORMHOLE_MODULATOR_2"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WARP_DRIVE_2"</text:p>
          </table:table-cell>
          <table:table-cell office:value-type="string">
            <text:p>aux</text:p>
          </table:table-cell>
          <table:table-cell office:value-type="string">
            <text:p>"GFX_ship_part_warp_drive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warp</text:p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-0.33</text:p>
          </table:table-cell>
          <table:table-cell office:value-type="string">
            <text:p>-0.15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ftl_components"</text:p>
          </table:table-cell>
          <table:table-cell office:value-type="string">
            <text:p>"WARP_DRIVE_2"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HYPER_DRIVE_2"</text:p>
          </table:table-cell>
          <table:table-cell office:value-type="string">
            <text:p>aux</text:p>
          </table:table-cell>
          <table:table-cell office:value-type="string">
            <text:p>"GFX_ship_part_hyper_drive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hyperdrive</text:p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-0.33</text:p>
          </table:table-cell>
          <table:table-cell office:value-type="string">
            <text:p>0</text:p>
          </table:table-cell>
          <table:table-cell office:value-type="string">
            <text:p>-0.25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ftl_components"</text:p>
          </table:table-cell>
          <table:table-cell office:value-type="string">
            <text:p>"HYPER_DRIVE_2"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WORMHOLE_MODULATOR_2"</text:p>
          </table:table-cell>
          <table:table-cell office:value-type="string">
            <text:p>aux</text:p>
          </table:table-cell>
          <table:table-cell office:value-type="string">
            <text:p>"GFX_ship_part_wormhole_modulator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wormho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3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ftl_components"</text:p>
          </table:table-cell>
          <table:table-cell office:value-type="string">
            <text:p>"WORMHOLE_MODULATOR_2"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WARP_DRIVE_3"</text:p>
          </table:table-cell>
          <table:table-cell office:value-type="string">
            <text:p>aux</text:p>
          </table:table-cell>
          <table:table-cell office:value-type="string">
            <text:p>"GFX_ship_part_warp_drive_3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15</text:p>
          </table:table-cell>
          <table:table-cell office:value-type="string">
            <text:p>warp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0.5</text:p>
          </table:table-cell>
          <table:table-cell office:value-type="string">
            <text:p>-0.3</text:p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ftl_components"</text:p>
          </table:table-cell>
          <table:table-cell office:value-type="string">
            <text:p>"JUMP_DRIVE_1"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HYPER_DRIVE_3"</text:p>
          </table:table-cell>
          <table:table-cell office:value-type="string">
            <text:p>aux</text:p>
          </table:table-cell>
          <table:table-cell office:value-type="string">
            <text:p>"GFX_ship_part_hyper_drive_3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15</text:p>
          </table:table-cell>
          <table:table-cell office:value-type="string">
            <text:p>hyperdrive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-0.66</text:p>
          </table:table-cell>
          <table:table-cell office:value-type="string">
            <text:p>0</text:p>
          </table:table-cell>
          <table:table-cell office:value-type="string">
            <text:p>-0.5</text:p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ftl_components"</text:p>
          </table:table-cell>
          <table:table-cell office:value-type="string">
            <text:p>"JUMP_DRIVE_1"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WORMHOLE_MODULATOR_3"</text:p>
          </table:table-cell>
          <table:table-cell office:value-type="string">
            <text:p>aux</text:p>
          </table:table-cell>
          <table:table-cell office:value-type="string">
            <text:p>"GFX_ship_part_wormhole_modulator_3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15</text:p>
          </table:table-cell>
          <table:table-cell office:value-type="string">
            <text:p>wormho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66</text:p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ftl_components"</text:p>
          </table:table-cell>
          <table:table-cell office:value-type="string">
            <text:p>"JUMP_DRIVE_1"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JUMP_DRIVE_1"</text:p>
          </table:table-cell>
          <table:table-cell office:value-type="string">
            <text:p>aux</text:p>
          </table:table-cell>
          <table:table-cell office:value-type="string">
            <text:p>"GFX_ship_part_jump_drive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jumpdr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ftl_components"</text:p>
          </table:table-cell>
          <table:table-cell office:value-type="string">
            <text:p>"JUMP_DRIVE_2"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JUMP_DRIVE_2"</text:p>
          </table:table-cell>
          <table:table-cell office:value-type="string">
            <text:p>aux</text:p>
          </table:table-cell>
          <table:table-cell office:value-type="string">
            <text:p>"GFX_ship_part_jump_drive_2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25</text:p>
          </table:table-cell>
          <table:table-cell office:value-type="string">
            <text:p>jumpdr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33</text:p>
          </table:table-cell>
          <table:table-cell office:value-type="string">
            <text:p>-0.33</text:p>
          </table:table-cell>
          <table:table-cell office:value-type="string">
            <text:p>-0.33</text:p>
          </table:table-cell>
          <table:table-cell office:value-type="string">
            <text:p>0.5</text:p>
          </table:table-cell>
          <table:table-cell office:value-type="string">
            <text:p>10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ftl_components"</text:p>
          </table:table-cell>
          <table:table-cell office:value-type="string">
            <text:p>"PSI_JUMP_DRIVE_1"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PSI_JUMP_DRIVE_1"</text:p>
          </table:table-cell>
          <table:table-cell office:value-type="string">
            <text:p>aux</text:p>
          </table:table-cell>
          <table:table-cell office:value-type="string">
            <text:p>"GFX_ship_part_psi_jump_drive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30</text:p>
          </table:table-cell>
          <table:table-cell office:value-type="string">
            <text:p>jumpdr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5</text:p>
          </table:table-cell>
          <table:table-cell office:value-type="string">
            <text:p>-0.5</text:p>
          </table:table-cell>
          <table:table-cell office:value-type="string">
            <text:p>-0.5</text:p>
          </table:table-cell>
          <table:table-cell office:value-type="string">
            <text:p>0.75</text:p>
          </table:table-cell>
          <table:table-cell office:value-type="string">
            <text:p>100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ftl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tech_psi_jump_drive_1</text:p>
          </table:table-cell>
          <table:table-cell office:value-type="string">
            <text:p/>
          </table:table-cell>
        </table:table-row>
        <table:table-row>
          <table:table-cell office:value-type="string">
            <text:p>"AI_CRISIS_HYPER_DRIVE"</text:p>
          </table:table-cell>
          <table:table-cell office:value-type="string">
            <text:p>aux</text:p>
          </table:table-cell>
          <table:table-cell office:value-type="string">
            <text:p>"GFX_ship_part_hyper_drive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hyperdrive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-0.85</text:p>
          </table:table-cell>
          <table:table-cell office:value-type="string">
            <text:p>0</text:p>
          </table:table-cell>
          <table:table-cell office:value-type="string">
            <text:p>-0.75</text:p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ftl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warm</text:p>
          </table:table-cell>
        </table:table-row>
        <table:table-row>
          <table:table-cell office:value-type="string">
            <text:p>"NOMAD_WARP_DRIVE"</text:p>
          </table:table-cell>
          <table:table-cell office:value-type="string">
            <text:p>small</text:p>
          </table:table-cell>
          <table:table-cell office:value-type="string">
            <text:p>"GFX_ship_part_warp_drive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warp</text:p>
          </table:table-cell>
          <table:table-cell office:value-type="string">
            <text:p>1.5</text:p>
          </table:table-cell>
          <table:table-cell office:value-type="string">
            <text:p>2.5</text:p>
          </table:table-cell>
          <table:table-cell office:value-type="string">
            <text:p>0</text:p>
          </table:table-cell>
          <table:table-cell office:value-type="string">
            <text:p>-0.75</text:p>
          </table:table-cell>
          <table:table-cell office:value-type="string">
            <text:p>-0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ftl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svg="urn:oasis:names:tc:opendocument:xmlns:svg-compatible:1.0" xmlns:number="urn:oasis:names:tc:opendocument:xmlns:datastyle:1.0" xmlns:of="urn:oasis:names:tc:opendocument:xmlns:of:1.2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svg="urn:oasis:names:tc:opendocument:xmlns:svg-compatible:1.0" xmlns:number="urn:oasis:names:tc:opendocument:xmlns:datastyle:1.0" xmlns:of="urn:oasis:names:tc:opendocument:xmlns:of:1.2" office:version="1.2">
  <office:meta>
    <meta:generator>ODFPY/1.3.5</meta:generator>
  </office:meta>
</office:document-meta>
</file>